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P2" style:parent-style-name="Normálny" style:family="paragraph">
      <style:paragraph-properties fo:text-indent="0.4923in"/>
    </style:style>
    <style:style style:name="P3" style:parent-style-name="Normálny" style:family="paragraph">
      <style:paragraph-properties fo:text-indent="0.4923in"/>
    </style:style>
    <style:style style:name="P4" style:parent-style-name="Normálny" style:family="paragraph">
      <style:paragraph-properties fo:text-indent="0.4923in"/>
    </style:style>
  </office:automatic-styles>
  <office:body>
    <office:text text:use-soft-page-breaks="true">
      <text:h text:style-name="P1" text:outline-level="1">Virtualizácia koncových zariadení v GNS3</text:h>
      <text:p text:style-name="Standard">GNS3 dokáže spolupracovať s virtuálnymi počítačmi v prostrediach VPCS, VirtualBox, VMware a Docker (od verzie 1.5+)</text:p>
      <text:p text:style-name="Standard"/>
      <text:h text:style-name="Nadpis2" text:outline-level="2">VPCS</text:h>
      <text:p text:style-name="Normálny">Pridelenie IP adresy VPCS hostovi<text:line-break/>1) Pridáme VPCS hosta do GNS3 pracovnej plochy<text:line-break/>2) Klikneme pravým tlačidlom na hosta -&gt; Console<text:line-break/>3) Pre priradenie IPv4 adresy na vpcs host treba zadať príkaz:</text:p>
      <text:p text:style-name="P2">ip &lt;ip_adresa&gt; &lt;maska&gt; &lt;default_gateway&gt;</text:p>
      <text:p text:style-name="Normálny">resp.</text:p>
      <text:p text:style-name="P3">ip dhcp (pokiaľ máme DHCP server)<text:line-break/><text:line-break/>Zdroje:</text:p>
      <text:p text:style-name="P4"><text:a xlink:href="https://www.youtube.com/watch?v=mfU_28NKVuA" office:target-frame-name="_top" xlink:show="replace">https://www.youtube.com/watch?v=mfU_28NKVuA</text:a></text:p>
      <text:p text:style-name="Normálny"/>
      <text:h text:style-name="Nadpis2" text:outline-level="2">VirtualBox / Vmware</text:h>
      <text:p text:style-name="Textbody">GNS3 spolupracuje aj s virtuálnymi strojmi vnútri VirtualBox-u / Vmware. Nový virtuálny stroj pridáme cez “Edit → Preferences → VirtualBox VMs / Vmware VMs” → New”. Existujúci virtuálny stroj pridáme cez “Edit → Preferences → VirtualBox VMs / Vmware VMs” → v ľavom stĺpci vyberieme želaný virtuálny stroj“.</text:p>
      <text:p text:style-name="Textbody">Importovaný virtuálny stroj sa zobrazí v časti “End devices” (ikonka monitora).</text:p>
      <text:p text:style-name="Textbody">Ďalej virtuálny stroj nastavujeme podľa toho, aký operačný systém na ňom virtualizujem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dpis1" style:display-name="Nadpis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dpis2" style:display-name="Nadpis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dpis3" style:display-name="Nadpis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Názov" style:display-name="Názov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itul" style:display-name="Podtitu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j Šišila</dc:creator>
    <meta:creation-date>2017-02-24T09:37:00Z</meta:creation-date>
    <dc:date>2017-02-24T09:37:00Z</dc:date>
    <meta:template xlink:href="Normal.dotm" xlink:type="simple"/>
    <meta:editing-cycles>9</meta:editing-cycles>
    <meta:editing-duration>PT0S</meta:editing-duration>
    <meta:document-statistic meta:page-count="1" meta:paragraph-count="2" meta:word-count="156" meta:character-count="1048" meta:row-count="7" meta:non-whitespace-character-count="894"/>
  </office:meta>
</office:document-meta>
</file>